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53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9.703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-project-bom_rev_3.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ine Cos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Code</text:p>
          </table:table-cell>
          <table:table-cell table:style-name="ce1" office:value-type="string" calcext:value-type="string">
            <text:p>Alt supplier</text:p>
          </table:table-cell>
          <table:table-cell table:style-name="ce1" office:value-type="string" calcext:value-type="string">
            <text:p>Alt order code</text:p>
          </table:table-cell>
        </table:table-row>
        <table:table-row table:style-name="ro1">
          <table:table-cell office:value-type="string" calcext:value-type="string">
            <text:p>C5, C6, C11, C1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70R1H103MSBFB0R</text:p>
          </table:table-cell>
          <table:table-cell office:value-type="string" calcext:value-type="string">
            <text:p>10nF Ceramic Capacitor (generic)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table:style-name="ce4" table:formula="of:=[.F2]*[.G2]" office:value-type="currency" office:currency="GBP" office:value="0.28" calcext:value-type="currency">
            <text:p>£0.28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2, C7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70R1H105MSBFB0R</text:p>
          </table:table-cell>
          <table:table-cell office:value-type="string" calcext:value-type="string">
            <text:p>1µF Ceramic Capacitor (generic)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style-name="ce4" table:formula="of:=[.F3]*[.G3]" office:value-type="currency" office:currency="GBP" office:value="0.14" calcext:value-type="currency">
            <text:p>£0.14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3, C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70R2A102KSBBA0R</text:p>
          </table:table-cell>
          <table:table-cell office:value-type="string" calcext:value-type="string">
            <text:p>1nF Ceramic Capacitor (generic)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style-name="ce4" table:formula="of:=[.F4]*[.G4]" office:value-type="currency" office:currency="GBP" office:value="0.18" calcext:value-type="currency">
            <text:p>£0.18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9, C13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3DE1E100MSB030R</text:p>
          </table:table-cell>
          <table:table-cell office:value-type="string" calcext:value-type="string">
            <text:p>10µF Electrolytic, Cap 5mm diameter, 2mm pitch, 25V</text:p>
          </table:table-cell>
          <table:table-cell office:value-type="float" office:value="0.014" calcext:value-type="float">
            <text:p>0.014</text:p>
          </table:table-cell>
          <table:table-cell office:value-type="float" office:value="2" calcext:value-type="float">
            <text:p>2</text:p>
          </table:table-cell>
          <table:table-cell table:style-name="ce4" table:formula="of:=[.F5]*[.G5]" office:value-type="currency" office:currency="GBP" office:value="0.028" calcext:value-type="currency">
            <text:p>£0.03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3DE1V101MSB0A0R</text:p>
          </table:table-cell>
          <table:table-cell office:value-type="string" calcext:value-type="string">
            <text:p>100µF Electrolytic, Cap 6.3mm diameter, 2.5mm pitch, 35V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" table:formula="of:=[.F6]*[.G6]" office:value-type="currency" office:currency="GBP" office:value="0.1" calcext:value-type="currency">
            <text:p>£0.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TS170R1H224MSBFB0R</text:p>
          </table:table-cell>
          <table:table-cell office:value-type="string" calcext:value-type="string">
            <text:p>220nF Ceramic Capacitor (generic)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style-name="ce4" table:formula="of:=[.F7]*[.G7]" office:value-type="currency" office:currency="GBP" office:value="0.17" calcext:value-type="currency">
            <text:p>£0.17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25, R26, R27, R28, R29, R30, R31, R32, R33, R34, R35, R36, R37, R38, R39</text:p>
          </table:table-cell>
          <table:table-cell office:value-type="string" calcext:value-type="string">
            <text:p>1M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1004</text:p>
          </table:table-cell>
          <table:table-cell office:value-type="string" calcext:value-type="string">
            <text:p>1M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15" calcext:value-type="float">
            <text:p>15</text:p>
          </table:table-cell>
          <table:table-cell table:style-name="ce4" table:formula="of:=[.F8]*[.G8]" office:value-type="currency" office:currency="GBP" office:value="0.45" calcext:value-type="currency">
            <text:p>£0.45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1, R2, R11, R12, R13, R16, R17, R21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1002</text:p>
          </table:table-cell>
          <table:table-cell office:value-type="string" calcext:value-type="string">
            <text:p>10k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 table:style-name="ce4" table:formula="of:=[.F9]*[.G9]" office:value-type="currency" office:currency="GBP" office:value="0.24" calcext:value-type="currency">
            <text:p>£0.24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4, R5, R6, R19, R20, R22, R45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TV112-4420A-A103</text:p>
          </table:table-cell>
          <table:table-cell office:value-type="string" calcext:value-type="string">
            <text:p>10K Dual Ganged Pot Audio Taper</text:p>
          </table:table-cell>
          <table:table-cell office:value-type="float" office:value="0.899" calcext:value-type="float">
            <text:p>0.899</text:p>
          </table:table-cell>
          <table:table-cell office:value-type="float" office:value="7" calcext:value-type="float">
            <text:p>7</text:p>
          </table:table-cell>
          <table:table-cell table:style-name="ce4" table:formula="of:=[.F10]*[.G10]" office:value-type="currency" office:currency="GBP" office:value="6.293" calcext:value-type="currency">
            <text:p>£6.29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40, R41, R42, R43, R44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1000</text:p>
          </table:table-cell>
          <table:table-cell office:value-type="string" calcext:value-type="string">
            <text:p>100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table:style-name="ce4" table:formula="of:=[.F11]*[.G11]" office:value-type="currency" office:currency="GBP" office:value="0.15" calcext:value-type="currency">
            <text:p>£0.15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8, R9, R14, R15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1003</text:p>
          </table:table-cell>
          <table:table-cell office:value-type="string" calcext:value-type="string">
            <text:p>100k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table:style-name="ce4" table:formula="of:=[.F12]*[.G12]" office:value-type="currency" office:currency="GBP" office:value="0.12" calcext:value-type="currency">
            <text:p>£0.12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3, R7, R24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1001</text:p>
          </table:table-cell>
          <table:table-cell office:value-type="string" calcext:value-type="string">
            <text:p>1k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style-name="ce4" table:formula="of:=[.F13]*[.G13]" office:value-type="currency" office:currency="GBP" office:value="0.09" calcext:value-type="currency">
            <text:p>£0.09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10, R23</text:p>
          </table:table-cell>
          <table:table-cell office:value-type="string" calcext:value-type="string">
            <text:p>220k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MF0W4FF2203</text:p>
          </table:table-cell>
          <table:table-cell office:value-type="string" calcext:value-type="string">
            <text:p>220kΩ Through Hole Resistor (Generic)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table:formula="of:=[.F14]*[.G14]" office:value-type="currency" office:currency="GBP" office:value="0.06" calcext:value-type="currency">
            <text:p>£0.06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50kΩ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TV112-4420A-B503</text:p>
          </table:table-cell>
          <table:table-cell office:value-type="string" calcext:value-type="string">
            <text:p>Linear 50K Dual Ganged Pot</text:p>
          </table:table-cell>
          <table:table-cell office:value-type="float" office:value="0.969" calcext:value-type="float">
            <text:p>0.969</text:p>
          </table:table-cell>
          <table:table-cell office:value-type="float" office:value="1" calcext:value-type="float">
            <text:p>1</text:p>
          </table:table-cell>
          <table:table-cell table:style-name="ce4" table:formula="of:=[.F15]*[.G15]" office:value-type="currency" office:currency="GBP" office:value="0.969" calcext:value-type="currency">
            <text:p>£0.97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D1, D2, D3, D4, D5, D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<text:s/>1N4148-T26A</text:p>
          </table:table-cell>
          <table:table-cell office:value-type="string" calcext:value-type="string">
            <text:p>Small signal siwtching diode, through hole</text:p>
          </table:table-cell>
          <table:table-cell office:value-type="float" office:value="0.016" calcext:value-type="float">
            <text:p>0.016</text:p>
          </table:table-cell>
          <table:table-cell office:value-type="float" office:value="6" calcext:value-type="float">
            <text:p>6</text:p>
          </table:table-cell>
          <table:table-cell table:style-name="ce4" table:formula="of:=[.F16]*[.G16]" office:value-type="currency" office:currency="GBP" office:value="0.096" calcext:value-type="currency">
            <text:p>£0.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D7, D8, D9, D10, D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uComponents</text:p>
          </table:table-cell>
          <table:table-cell office:value-type="float" office:value="1573708" calcext:value-type="float">
            <text:p>1573708</text:p>
          </table:table-cell>
          <table:table-cell office:value-type="string" calcext:value-type="string">
            <text:p>Red LED, 5mm, 2.1V, 20mA</text:p>
          </table:table-cell>
          <table:table-cell office:value-type="float" office:value="0.034" calcext:value-type="float">
            <text:p>0.034</text:p>
          </table:table-cell>
          <table:table-cell office:value-type="float" office:value="5" calcext:value-type="float">
            <text:p>5</text:p>
          </table:table-cell>
          <table:table-cell table:style-name="ce4" table:formula="of:=[.F17]*[.G17]" office:value-type="currency" office:currency="GBP" office:value="0.17" calcext:value-type="currency">
            <text:p>£0.17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U1, U2, U3</text:p>
          </table:table-cell>
          <table:table-cell office:value-type="string" calcext:value-type="string">
            <text:p>LM324N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324N</text:p>
          </table:table-cell>
          <table:table-cell office:value-type="string" calcext:value-type="string">
            <text:p>4-unit op amp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style-name="ce4" table:formula="of:=[.F18]*[.G18]" office:value-type="currency" office:currency="GBP" office:value="0.75" calcext:value-type="currency">
            <text:p>£0.75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i Pico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SC0915</text:p>
          </table:table-cell>
          <table:table-cell office:value-type="string" calcext:value-type="string">
            <text:p>Pi Pico, no headers, no wireles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[.F19]*[.G19]" office:value-type="currency" office:currency="GBP" office:value="3" calcext:value-type="currency">
            <text:p>£3.0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C1044S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TC1044SCPA</text:p>
          </table:table-cell>
          <table:table-cell office:value-type="string" calcext:value-type="string">
            <text:p>Charge pump DC-DC negative V generator</text:p>
          </table:table-cell>
          <table:table-cell office:value-type="float" office:value="1.188" calcext:value-type="float">
            <text:p>1.188</text:p>
          </table:table-cell>
          <table:table-cell office:value-type="float" office:value="1" calcext:value-type="float">
            <text:p>1</text:p>
          </table:table-cell>
          <table:table-cell table:style-name="ce4" table:formula="of:=[.F20]*[.G20]" office:value-type="currency" office:currency="GBP" office:value="1.188" calcext:value-type="currency">
            <text:p>£1.19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NJM4580D</text:p>
          </table:table-cell>
          <table:table-cell office:value-type="string" calcext:value-type="string">
            <text:p>Nisshinbo</text:p>
          </table:table-cell>
          <table:table-cell office:value-type="string" calcext:value-type="string">
            <text:p>NJM4580D</text:p>
          </table:table-cell>
          <table:table-cell office:value-type="string" calcext:value-type="string">
            <text:p>Stereo headphone amp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style-name="ce4" table:formula="of:=[.F21]*[.G21]" office:value-type="currency" office:currency="GBP" office:value="0.78" calcext:value-type="currency">
            <text:p>£0.78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3.5mm Jack</text:p>
          </table:table-cell>
          <table:table-cell office:value-type="string" calcext:value-type="string">
            <text:p>TruConnect</text:p>
          </table:table-cell>
          <table:table-cell office:value-type="string" calcext:value-type="string">
            <text:p>20-0137</text:p>
          </table:table-cell>
          <table:table-cell office:value-type="string" calcext:value-type="string">
            <text:p>3.5mm stereo jack socket</text:p>
          </table:table-cell>
          <table:table-cell office:value-type="float" office:value="0.264" calcext:value-type="float">
            <text:p>0.264</text:p>
          </table:table-cell>
          <table:table-cell office:value-type="float" office:value="1" calcext:value-type="float">
            <text:p>1</text:p>
          </table:table-cell>
          <table:table-cell table:style-name="ce4" table:formula="of:=[.F22]*[.G22]" office:value-type="currency" office:currency="GBP" office:value="0.264" calcext:value-type="currency">
            <text:p>£0.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4"/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am Tech</text:p>
          </table:table-cell>
          <table:table-cell office:value-type="string" calcext:value-type="string">
            <text:p>PH1-20-UA</text:p>
          </table:table-cell>
          <table:table-cell office:value-type="string" calcext:value-type="string">
            <text:p>20-pin header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table:style-name="ce4" table:formula="of:=[.F24]*[.G24]" office:value-type="currency" office:currency="GBP" office:value="0.44" calcext:value-type="currency">
            <text:p>£0.44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737-PH1-20-UA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02-7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urth</text:p>
          </table:table-cell>
          <table:table-cell office:value-type="float" office:value="61302011821" calcext:value-type="float">
            <text:p>61302011821</text:p>
          </table:table-cell>
          <table:table-cell office:value-type="string" calcext:value-type="string">
            <text:p>20-pin socket</text:p>
          </table:table-cell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4" table:formula="of:=[.F25]*[.G25]" office:value-type="currency" office:currency="GBP" office:value="1.66" calcext:value-type="currency">
            <text:p>£1.66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710-61302011821</text:p>
          </table:table-cell>
          <table:table-cell table:style-name="ce2" office:value-type="string" calcext:value-type="string">
            <text:p>CPC</text:p>
          </table:table-cell>
          <table:table-cell table:style-name="ce2" office:value-type="string" calcext:value-type="string">
            <text:p>CN14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M</text:p>
          </table:table-cell>
          <table:table-cell office:value-type="string" calcext:value-type="string">
            <text:p>SJ5382-TRANSP</text:p>
          </table:table-cell>
          <table:table-cell office:value-type="string" calcext:value-type="string">
            <text:p>Rubber feet</text:p>
          </table:table-cell>
          <table:table-cell table:formula="of:=14.71/144" office:value-type="float" office:value="0.102152777777778" calcext:value-type="float">
            <text:p>0.102152777777778</text:p>
          </table:table-cell>
          <table:table-cell office:value-type="float" office:value="10" calcext:value-type="float">
            <text:p>10</text:p>
          </table:table-cell>
          <table:table-cell table:style-name="ce4" table:formula="of:=[.F26]*[.G26]" office:value-type="currency" office:currency="GBP" office:value="1.02152777777778" calcext:value-type="currency">
            <text:p>£1.02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203-2403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31-0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Connect</text:p>
          </table:table-cell>
          <table:table-cell office:value-type="string" calcext:value-type="string">
            <text:p>22-0108</text:p>
          </table:table-cell>
          <table:table-cell office:value-type="string" calcext:value-type="string">
            <text:p>14-pin DIP socket</text:p>
          </table:table-cell>
          <table:table-cell table:formula="of:=2.7/34" office:value-type="float" office:value="0.0794117647058824" calcext:value-type="float">
            <text:p>0.0794117647058824</text:p>
          </table:table-cell>
          <table:table-cell office:value-type="float" office:value="3" calcext:value-type="float">
            <text:p>3</text:p>
          </table:table-cell>
          <table:table-cell table:style-name="ce4" table:formula="of:=[.F27]*[.G27]" office:value-type="currency" office:currency="GBP" office:value="0.238235294117647" calcext:value-type="currency">
            <text:p>£0.24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22-01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uConnect</text:p>
          </table:table-cell>
          <table:table-cell office:value-type="string" calcext:value-type="string">
            <text:p>22-0107</text:p>
          </table:table-cell>
          <table:table-cell office:value-type="string" calcext:value-type="string">
            <text:p>8-pin DIP socket</text:p>
          </table:table-cell>
          <table:table-cell table:formula="of:=3.3/60" office:value-type="float" office:value="0.055" calcext:value-type="float">
            <text:p>0.055</text:p>
          </table:table-cell>
          <table:table-cell office:value-type="float" office:value="2" calcext:value-type="float">
            <text:p>2</text:p>
          </table:table-cell>
          <table:table-cell table:style-name="ce4" table:formula="of:=[.F28]*[.G28]" office:value-type="currency" office:currency="GBP" office:value="0.11" calcext:value-type="currency">
            <text:p>£0.11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22-010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uConnect</text:p>
          </table:table-cell>
          <table:table-cell office:value-type="string" calcext:value-type="string">
            <text:p>45-4009</text:p>
          </table:table-cell>
          <table:table-cell office:value-type="string" calcext:value-type="string">
            <text:p>MicroUSB cable?</text:p>
          </table:table-cell>
          <table:table-cell table:style-name="ce4" office:value-type="currency" office:currency="GBP" office:value="1.59" calcext:value-type="currency">
            <text:p>£1.59</text:p>
          </table:table-cell>
          <table:table-cell office:value-type="float" office:value="1" calcext:value-type="float">
            <text:p>1</text:p>
          </table:table-cell>
          <table:table-cell table:style-name="ce4" table:formula="of:=[.F29]*[.G29]" office:value-type="currency" office:currency="GBP" office:value="1.59" calcext:value-type="currency">
            <text:p>£1.59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45-400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nacor</text:p>
          </table:table-cell>
          <table:table-cell office:value-type="float" office:value="220700" calcext:value-type="float">
            <text:p>220700</text:p>
          </table:table-cell>
          <table:table-cell office:value-type="string" calcext:value-type="string">
            <text:p>Headphones?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table:style-name="ce4" table:formula="of:=[.F30]*[.G30]" office:value-type="currency" office:currency="GBP" office:value="2.27" calcext:value-type="currency">
            <text:p>£2.27</text:p>
          </table:table-cell>
          <table:table-cell table:style-name="ce2" office:value-type="string" calcext:value-type="string">
            <text:p>Rapid</text:p>
          </table:table-cell>
          <table:table-cell table:style-name="ce2" office:value-type="string" calcext:value-type="string">
            <text:p>19-32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2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[3D printed]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Knob</text:p>
          </table:table-cell>
          <table:table-cell office:value-type="float" office:value="0.05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table:style-name="ce4" table:formula="of:=[.F32]*[.G32]" office:value-type="currency" office:currency="GBP" office:value="0.4" calcext:value-type="currency">
            <text:p>£0.40</text:p>
          </table:table-cell>
          <table:table-cell table:style-name="ce2" office:value-type="string" calcext:value-type="string">
            <text:p>Joel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LCPCB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C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F33]*[.G33]" office:value-type="currency" office:currency="GBP" office:value="4" calcext:value-type="currency">
            <text:p>£4.00</text:p>
          </table:table-cell>
          <table:table-cell table:style-name="ce2" office:value-type="string" calcext:value-type="string">
            <text:p>Joel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Total Inc. VAT</text:p>
          </table:table-cell>
          <table:covered-table-cell/>
          <table:covered-table-cell table:style-name="ce1"/>
          <table:table-cell table:style-name="ce5" table:formula="of:=SUM([.H5:.H33]) * 1.2" office:value-type="currency" office:currency="GBP" office:value="31.9773156862745" calcext:value-type="currency">
            <text:p>£31.98</text:p>
          </table:table-cell>
          <table:table-cell table:style-name="ce2"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 table:number-rows-repeated="104853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6T16:21:46.404165739</dc:date>
    <dc:creator>Joel Fergusson</dc:creator>
    <meta:editing-duration>PT25M53S</meta:editing-duration>
    <meta:editing-cycles>1</meta:editing-cycles>
    <meta:document-statistic meta:table-count="1" meta:cell-count="258" meta:object-count="0"/>
    <meta:generator>LibreOffice/7.5.9.2$Linux_X86_64 LibreOffice_project/50$Build-2</meta:generator>
  </office:meta>
</office:document-meta>
</file>